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P2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0e8fc1" officeooo:paragraph-rsid="000e8fc1" fo:background-color="transparent" style:font-size-asian="12pt" style:font-size-complex="12pt"/>
    </style:style>
    <style:style style:name="P3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132b9" officeooo:paragraph-rsid="001132b9" fo:background-color="transparent" style:font-size-asian="12pt" style:font-size-complex="12pt"/>
    </style:style>
    <style:style style:name="P4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132b9" officeooo:paragraph-rsid="00107aea" fo:background-color="transparent" style:font-size-asian="12pt" style:font-size-complex="12pt"/>
    </style:style>
    <style:style style:name="P5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07aea" officeooo:paragraph-rsid="00107aea" fo:background-color="transparent" style:font-size-asian="12pt" style:font-size-complex="12pt"/>
    </style:style>
    <style:style style:name="P6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paragraph-rsid="00107aea" style:font-size-asian="12pt" style:font-size-complex="12pt"/>
    </style:style>
    <style:style style:name="P7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0e8fc1" officeooo:paragraph-rsid="000e8fc1" style:font-size-asian="12pt" style:font-size-complex="12pt"/>
    </style:style>
    <style:style style:name="P8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132b9" officeooo:paragraph-rsid="001132b9" style:font-size-asian="12pt" style:font-size-complex="12pt"/>
    </style:style>
    <style:style style:name="P9" style:family="paragraph" style:parent-style-name="Standard" style:list-style-name="L1">
      <style:paragraph-properties fo:margin-top="0in" fo:margin-bottom="0.1965in" loext:contextual-spacing="false" fo:orphans="2" fo:widows="2"/>
      <style:text-properties style:font-name="Verdana" fo:font-size="12pt" officeooo:rsid="000e8fc1" officeooo:paragraph-rsid="000e8fc1" style:font-size-asian="12pt" style:font-size-complex="12pt"/>
    </style:style>
    <style:style style:name="T1" style:family="text">
      <style:text-properties officeooo:rsid="000a695e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officeooo:rsid="000cdfee"/>
    </style:style>
    <style:style style:name="T4" style:family="text">
      <style:text-properties fo:font-variant="normal" fo:text-transform="none" fo:color="#222222" fo:letter-spacing="normal" fo:font-style="normal" fo:font-weight="normal" officeooo:rsid="001132b9"/>
    </style:style>
    <style:style style:name="T5" style:family="text">
      <style:text-properties officeooo:rsid="00107aea" fo:background-color="transparent" loext:char-shading-value="0"/>
    </style:style>
    <style:style style:name="T6" style:family="text">
      <style:text-properties officeooo:rsid="001132b9" fo:background-color="transparent" loext:char-shading-value="0"/>
    </style:style>
    <style:style style:name="T7" style:family="text">
      <style:text-properties officeooo:rsid="001132b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4bf4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4bf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3" text:outline-level="3"><text:span text:style-name="T1">FEATURES</text:span>:</text:h>
      <text:list xml:id="list360094048" text:style-name="L1">
        <text:list-item>
          <text:p text:style-name="P2"><text:span text:style-name="T7">SERVER: </text:span>Add Company column to work order summary page listing. <text:span text:style-name="T9">DONE</text:span></text:p>
        </text:list-item>
        <text:list-item>
          <text:p text:style-name="P3">APP: For New Project remove zip code. Go direct to State.</text:p>
        </text:list-item>
        <text:list-item>
          <text:p text:style-name="P5"><text:span text:style-name="T7">APP: I</text:span>f only one <text:span text:style-name="T7">City</text:span> and/or State select those <text:span text:style-name="T7">automatically. For street they always need to select</text:span></text:p>
        </text:list-item>
        <text:list-item>
          <text:p text:style-name="P4">APP: First screen after hitting new project will be “Searching location” screen. Will have spinning symbol. With “Skip” button where “Next” usually is. When found, will pop up matching project/company. Beneath this will be a new button “Accept”.</text:p>
        </text:list-item>
        <text:list-item>
          <text:p text:style-name="P6"><text:span text:style-name="T6">SERVER: </text:span><text:span text:style-name="T5">Add auto backup every Sunday</text:span></text:p>
        </text:list-item>
        <text:list-item>
          <text:p text:style-name="P7"><text:span text:style-name="T7">APP: </text:span>Use BETA feature of Google Play Console. Add some technicians that are willing to be that BETA.</text:p>
        </text:list-item>
        <text:list-item>
          <text:p text:style-name="P8">SERVER: On front page with Entries show subtext with #Complete, #Needs Repair, #Partial Install. These are clickable which would show entries with that filter.</text:p>
        </text:list-item>
        <text:list-item>
          <text:p text:style-name="P8">SERVER: On Entries page, make Status sortable as well. Order: Needs Repair, Partial Install, Complete.</text:p>
        </text:list-item>
      </text:list>
      <text:h text:style-name="Heading_20_3" text:outline-level="3">BUG FIXES:</text:h>
      <text:list xml:id="list104343378074195" text:continue-list="list360094048" text:style-name="L1">
        <text:list-item text:start-value="1">
          <text:p text:style-name="P9"><text:span text:style-name="T4">SERVER: </text:span><text:span text:style-name="T3">F</text:span><text:span text:style-name="T2">irefox Issues: Project → Edit → Equipment, Clients → Add New Client</text:span></text:p>
        </text:list-item>
        <text:list-item>
          <text:p text:style-name="P8">SERVER: Reject entries with neither Project nor Company. Add cleanup button on TRUCK page to delete all entries without Project nor Company. APP: Double check code to ensure empty Project and Company cannot be d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0:43:41.504655747</dc:date>
    <meta:editing-duration>PT17H40M16S</meta:editing-duration>
    <meta:editing-cycles>5</meta:editing-cycles>
    <meta:generator>LibreOffice/5.3.4.2$Linux_X86_64 LibreOffice_project/f82d347ccc0be322489bf7da61d7e4ad13fe2ff3</meta:generator>
    <meta:document-statistic meta:table-count="0" meta:image-count="0" meta:object-count="0" meta:page-count="1" meta:paragraph-count="12" meta:word-count="201" meta:character-count="1196" meta:non-whitespace-character-count="1017"/>
  </office:meta>
</office:document-meta>
</file>